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wollmux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adornments="Italic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Illustration">
      <style:text-properties officeooo:paragraph-rsid="000a6fe4"/>
    </style:style>
    <style:style style:name="T1" style:family="text">
      <style:text-properties officeooo:rsid="000a6fe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illustration-index text:style-name="Sect1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"><text:a xlink:type="simple" xlink:href="#Illustration!0%7Csequence" text:style-name="Index_20_Link" text:visited-style-name="Index_20_Link">Abbildung 1: Das ist ein Schiff<text:tab/>1</text:a></text:p>
          <text:p text:style-name="P1"><text:a xlink:type="simple" xlink:href="#Illustration!1%7Csequence" text:style-name="Index_20_Link" text:visited-style-name="Index_20_Link">Abbildung 2: Das ist ein Haus<text:tab/>1</text:a></text:p>
        </text:index-body>
      </text:illustration-index>
      <text:p text:style-name="Standard"/>
      <text:p text:style-name="P2">Abbildung <text:sequence text:ref-name="refIllustration0" text:name="Illustration" text:formula="ooow:Illustration+1" style:num-format="1">1</text:sequence>: Das ist ein Schiff-<text:span text:style-name="T1">modified</text:span></text:p>
      <text:p text:style-name="P2">Abbildung <text:sequence text:ref-name="refIllustration1" text:name="Illustration" text:formula="ooow:Illustration+1" style:num-format="1">2</text:sequence>: Das ist ein Haus-<text:span text:style-name="T1">modifi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adornments="Italic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ucida Calligraphy" fo:font-family="'Lucida Calligraphy'" style:font-style-name="Italic" style:font-family-generic="script" style:font-pitch="variable" fo:font-size="1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8:39:41.770015914</meta:creation-date>
    <meta:editing-duration>PT23S</meta:editing-duration>
    <meta:editing-cycles>2</meta:editing-cycles>
    <meta:generator>LibreOfficeDev/7.6.0.0.alpha0$Linux_X86_64 LibreOffice_project/e4c84fd418ab4cf4a007c76c5466eed02d1816a6</meta:generator>
    <dc:date>2023-03-21T18:39:43.388530759</dc:date>
    <meta:document-statistic meta:table-count="0" meta:image-count="0" meta:object-count="0" meta:page-count="1" meta:paragraph-count="5" meta:word-count="27" meta:character-count="163" meta:non-whitespace-character-count="141"/>
  </office:meta>
</office:document-meta>
</file>